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fc2ae" officeooo:paragraph-rsid="000fc2ae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officeooo:rsid="000fc2ae" officeooo:paragraph-rsid="000fc2ae" style:font-size-asian="20pt" style:font-size-complex="20pt"/>
    </style:style>
    <style:style style:name="P3" style:family="paragraph" style:parent-style-name="Standard">
      <style:text-properties fo:font-size="20pt" fo:font-weight="bold" officeooo:rsid="001380a2" officeooo:paragraph-rsid="001380a2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/>
      <style:text-properties fo:font-size="12pt" officeooo:rsid="000fc2ae" officeooo:paragraph-rsid="000fc2ae" style:font-size-asian="10.5pt" style:font-size-complex="12pt"/>
    </style:style>
    <style:style style:name="P5" style:family="paragraph" style:parent-style-name="Standard">
      <style:paragraph-properties fo:line-height="150%"/>
      <style:text-properties fo:font-size="12pt" officeooo:rsid="001147b0" officeooo:paragraph-rsid="001147b0" style:font-size-asian="10.5pt" style:font-size-complex="12pt"/>
    </style:style>
    <style:style style:name="P6" style:family="paragraph" style:parent-style-name="Standard">
      <style:paragraph-properties fo:line-height="150%"/>
      <style:text-properties fo:font-size="12pt" officeooo:rsid="0012ddc8" officeooo:paragraph-rsid="0012ddc8" style:font-size-asian="10.5pt" style:font-size-complex="12pt"/>
    </style:style>
    <style:style style:name="P7" style:family="paragraph" style:parent-style-name="Standard">
      <style:paragraph-properties fo:line-height="150%"/>
      <style:text-properties fo:font-size="12pt" style:text-underline-style="solid" style:text-underline-width="auto" style:text-underline-color="font-color" fo:font-weight="bold" officeooo:rsid="000fc2ae" officeooo:paragraph-rsid="000fc2ae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1380a2" officeooo:paragraph-rsid="001380a2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paragraph-rsid="00166674"/>
    </style:style>
    <style:style style:name="P10" style:family="paragraph" style:parent-style-name="Standard">
      <style:text-properties fo:font-size="12pt" fo:font-weight="bold" officeooo:rsid="00151f41" officeooo:paragraph-rsid="00151f41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line-height-at-least="0.503cm"/>
      <style:text-properties fo:font-size="12pt" fo:font-weight="bold" officeooo:rsid="00166674" officeooo:paragraph-rsid="00166674" style:font-size-asian="12pt" style:font-weight-asian="bold" style:font-size-complex="12pt" style:font-weight-complex="bold"/>
    </style:style>
    <style:style style:name="P12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13" style:family="paragraph" style:parent-style-name="Standard">
      <style:text-properties style:use-window-font-color="true" loext:opacity="0%" fo:font-size="12pt" fo:font-weight="bold" officeooo:rsid="00151f41" officeooo:paragraph-rsid="00151f41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text-properties style:use-window-font-color="true" loext:opacity="0%" fo:font-size="12pt" fo:font-weight="normal" officeooo:rsid="00166674" officeooo:paragraph-rsid="0016667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loext:opacity="0%" style:font-name="Consolas" fo:font-size="10.5pt" fo:font-weight="normal" officeooo:rsid="00151f41" officeooo:paragraph-rsid="00151f41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officeooo:rsid="00166674" officeooo:paragraph-rsid="0016667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18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officeooo:paragraph-rsid="00151f41" fo:background-color="transparent"/>
    </style:style>
    <style:style style:name="P19" style:family="paragraph" style:parent-style-name="Standard" style:list-style-name="L1">
      <style:paragraph-properties fo:line-height="150%"/>
      <style:text-properties fo:font-size="12pt" officeooo:rsid="000fc2ae" officeooo:paragraph-rsid="000fc2ae" style:font-size-asian="10.5pt" style:font-size-complex="12pt"/>
    </style:style>
    <style:style style:name="P20" style:family="paragraph" style:parent-style-name="Standard" style:list-style-name="L2">
      <style:paragraph-properties fo:line-height="150%"/>
      <style:text-properties fo:font-size="12pt" officeooo:rsid="001147b0" officeooo:paragraph-rsid="001147b0" style:font-size-asian="10.5pt" style:font-size-complex="12pt"/>
    </style:style>
    <style:style style:name="P21" style:family="paragraph" style:parent-style-name="Standard" style:list-style-name="L3">
      <style:paragraph-properties fo:line-height="150%"/>
      <style:text-properties fo:font-size="12pt" officeooo:rsid="001147b0" officeooo:paragraph-rsid="001147b0" style:font-size-asian="10.5pt" style:font-size-complex="12pt"/>
    </style:style>
    <style:style style:name="P22" style:family="paragraph" style:parent-style-name="Standard" style:list-style-name="L3">
      <style:paragraph-properties fo:line-height="150%"/>
      <style:text-properties fo:font-size="12pt" officeooo:rsid="001147b0" officeooo:paragraph-rsid="0012ddc8" style:font-size-asian="10.5pt" style:font-size-complex="12pt"/>
    </style:style>
    <style:style style:name="P23" style:family="paragraph" style:parent-style-name="Standard">
      <style:paragraph-properties style:line-height-at-least="0.503cm"/>
      <style:text-properties fo:font-size="12pt" fo:font-weight="normal" officeooo:rsid="00166674" style:font-size-asian="12pt" style:font-weight-asian="normal" style:font-size-complex="12pt" style:font-weight-complex="normal"/>
    </style:style>
    <style:style style:name="T1" style:family="text">
      <style:text-properties officeooo:rsid="000fc2ae"/>
    </style:style>
    <style:style style:name="T2" style:family="text">
      <style:text-properties officeooo:rsid="0012ddc8"/>
    </style:style>
    <style:style style:name="T3" style:family="text">
      <style:text-properties officeooo:rsid="00166674" style:font-size-asian="12pt" style:font-weight-asian="normal" style:font-size-complex="12pt" style:font-weight-complex="normal"/>
    </style:style>
    <style:style style:name="T4" style:family="text">
      <style:text-properties officeooo:rsid="00151f41"/>
    </style:style>
    <style:style style:name="T5" style:family="text">
      <style:text-properties style:use-window-font-color="true" loext:opacity="0%" style:font-name="Consolas" fo:font-size="10.5pt" fo:background-color="transparent" loext:char-shading-value="0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EXPLICACIONES</text:p>
      <text:p text:style-name="P4"/>
      <text:p text:style-name="P7">CLAVES FORÁNEAS</text:p>
      <text:p text:style-name="P4">La tabla armas tiene una clave foránea llamada id_guerrero procedente de la tabla guerreros. </text:p>
      <text:list xml:id="list1210253688" text:style-name="L1">
        <text:list-item>
          <text:p text:style-name="P19">ON UPDATE → Cascade, ya que hay que actualizar cada cambio que se haga.</text:p>
        </text:list-item>
        <text:list-item>
          <text:p text:style-name="P19">ON DELETE → Set null, ya que si un guerrero fallece esa arma puede ser usada por otro. </text:p>
        </text:list-item>
      </text:list>
      <text:p text:style-name="P4"/>
      <text:p text:style-name="P5">Las tablas caballería e infantería tienen una clave foránea llamada codigo_org_militar procedente de la tabla org_militar.</text:p>
      <text:list xml:id="list2677404141" text:style-name="L2">
        <text:list-item>
          <text:p text:style-name="P20">ON UPDATE → <text:span text:style-name="T1">Cascade, ya que hay que actualizar cada cambio que se haga.</text:span></text:p>
        </text:list-item>
        <text:list-item>
          <text:p text:style-name="P20">ON DELETE → Cascade, al ser herencia, si eliminamos una organización militar también tiene que eliminarse su subtipo.</text:p>
        </text:list-item>
      </text:list>
      <text:p text:style-name="P5"/>
      <text:p text:style-name="P5">La tabla dioses_guerreros tiene dos claves foráneas (nombre_dioses y id_guerrero). Al ser una entidad procedente de una relación M:N, ambas claves foráneas toman los mismos valores.</text:p>
      <text:list xml:id="list906817645" text:style-name="L3">
        <text:list-item>
          <text:p text:style-name="P21">ON UPDATE → <text:span text:style-name="T1">Cascade, ya que hay que actualizar cada cambio que se haga.</text:span></text:p>
        </text:list-item>
        <text:list-item>
          <text:p text:style-name="P21">ON DELETE → No Action, no puedes borrar un dios si un guerrero lo adora.</text:p>
        </text:list-item>
      </text:list>
      <text:p text:style-name="P5"/>
      <text:p text:style-name="P5">La tabla org_militar tiene un clave foránea procedente de lider.</text:p>
      <text:list xml:id="list172932416544245" text:continue-numbering="true" text:style-name="L3">
        <text:list-item>
          <text:p text:style-name="P21">ON UPDATE → <text:span text:style-name="T1">Cascade, ya que hay que actualizar cada cambio que se haga.</text:span></text:p>
        </text:list-item>
        <text:list-item>
          <text:p text:style-name="P21">ON DELETE → Set Null, ya puede darse el caso de que el líder fallezca y otro tenga que ser elegido para dirigir.</text:p>
        </text:list-item>
      </text:list>
      <text:p text:style-name="P5"/>
      <text:p text:style-name="P6">La tabla guerreros tiene dos claves foráneas (nombre_asentamiento y cog_org_militar). Ambos tienen los mismos valores.</text:p>
      <text:list xml:id="list172932339900793" text:continue-numbering="true" text:style-name="L3">
        <text:list-item>
          <text:p text:style-name="P22">ON UPDATE → <text:span text:style-name="T1">Cascade, ya que hay que actualizar cada cambio que se haga.</text:span></text:p>
        </text:list-item>
        <text:list-item>
          <text:p text:style-name="P22">ON DELETE → No Action, <text:span text:style-name="T2">no pueden eliminarse una organización militar si hay guerreros asociados, igual pasa con los asentamientos. </text:span></text:p>
        </text:list-item>
      </text:list>
      <text:p text:style-name="P2"/>
      <text:p text:style-name="P2"/>
      <text:p text:style-name="P3">CONSULTAS:</text:p>
      <text:p text:style-name="P3"/>
      <text:p text:style-name="P8">1-SELECT nombre FROM guerreros;</text:p>
      <text:p text:style-name="P8">2-SELECT nombre_dios FROM dioses_guerreros;</text:p>
      <text:p text:style-name="P8">3-SELECT descripcion FROM dioses;</text:p>
      <text:p text:style-name="P8"><text:soft-page-break/>4-SELECT codigo_org_militar FROM caballeria</text:p>
      <text:p text:style-name="P9"><text:span text:style-name="T3">5-</text:span><text:span text:style-name="T5">SELECT id_lider, nombre FROM lider;</text:span></text:p>
      <text:p text:style-name="P14"/>
      <text:p text:style-name="P8"/>
      <text:p text:style-name="P10">WHERE y JOIN</text:p>
      <text:p text:style-name="P13"/>
      <text:p text:style-name="P15">SELECT nombre_dios, a.nombre</text:p>
      <text:p text:style-name="P17">FROM dioses_guerreros,armas <text:span text:style-name="T4">a</text:span></text:p>
      <text:p text:style-name="P17">WHERE id_guerrero = 1;</text:p>
      <text:p text:style-name="P12"/>
      <text:p text:style-name="P18">SELECT a.nombre_asentamiento,g.nombre </text:p>
      <text:p text:style-name="P18">FROM asentamiento a</text:p>
      <text:p text:style-name="P17">INNER JOIN guerreros g;</text:p>
      <text:p text:style-name="P12"/>
      <text:p text:style-name="P11">SUBCONSULTA</text:p>
      <text:p text:style-name="P16"/>
      <text:p text:style-name="P23">select nombre <text:line-break/>from armas <text:line-break/>where id_guerrero = (select id <text:line-break/><text:tab/><text:tab/> <text:s text:c="4"/>from guerreros<text:line-break/><text:tab/><text:tab/> <text:s text:c="4"/>where nombre_asentamiento like 'Augusta Emerita'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4T11:37:18.055000000</meta:creation-date>
    <dc:date>2021-05-05T17:29:31.896000000</dc:date>
    <meta:editing-duration>PT12M29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32" meta:word-count="321" meta:character-count="2020" meta:non-whitespace-character-count="1720"/>
  </office:meta>
</office:document-meta>
</file>